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3pt" style:text-underline-style="solid" style:text-underline-width="auto" style:text-underline-color="font-color" fo:font-weight="normal"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fo:font-size="13pt" style:text-underline-style="none" fo:font-weight="normal"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P7" style:family="paragraph" style:parent-style-name="Standard">
      <style:paragraph-properties fo:margin-left="0cm" fo:margin-right="0cm" fo:text-align="start" style:justify-single-word="false" fo:text-indent="0cm" style:auto-text-indent="false">
        <style:tab-stops/>
      </style:paragraph-properties>
      <style:text-properties fo:font-size="13pt" style:text-underline-style="none" fo:font-weight="normal" style:font-size-asian="11.3500003814697pt" style:font-weight-asian="normal" style:font-size-complex="13pt" style:font-weight-complex="normal"/>
    </style:style>
    <style:style style:name="P8" style:family="paragraph" style:parent-style-name="Standard">
      <style:paragraph-properties fo:margin-left="1.455cm" fo:margin-right="0cm" fo:text-align="start" style:justify-single-word="false" fo:text-indent="-1.455cm" style:auto-text-indent="false">
        <style:tab-stops/>
      </style:paragraph-properties>
      <style:text-properties fo:font-size="13pt" style:text-underline-style="none" fo:font-weight="normal" style:font-size-asian="11.3500003814697pt" style:font-weight-asian="normal" style:font-size-complex="13pt" style:font-weight-complex="normal"/>
    </style:style>
    <style:style style:name="P9" style:family="paragraph" style:parent-style-name="Standard">
      <style:paragraph-properties fo:margin-left="1.455cm" fo:margin-right="0cm" fo:text-align="start" style:justify-single-word="false" fo:text-indent="-1.455cm" style:auto-text-indent="false">
        <style:tab-stops/>
      </style:paragraph-properties>
      <style:text-properties fo:font-size="15pt" style:text-underline-style="solid" style:text-underline-width="auto" style:text-underline-color="font-color" fo:font-weight="normal" style:font-size-asian="15pt" style:font-weight-asian="normal" style:font-size-complex="15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ssier de Validation</text:p>
      <text:p text:style-name="P1"/>
      <text:p text:style-name="P2">Groupe 6 : Banwarth, Briot, Couly, Eynard, Guiroux, Portaz</text:p>
      <text:p text:style-name="P2"/>
      <text:p text:style-name="P2"/>
      <text:p text:style-name="P2"/>
      <text:p text:style-name="P6">I Les niveaux de difficultés de l'IA</text:p>
      <text:p text:style-name="P4"/>
      <text:p text:style-name="P5"><text:tab/>Pour ce projet, trois niveaux de difficultés ont été développés : Facile, Intermédiaire, Difficile. Chaque niveau est découpé en trois phases basé sur les différentes phases de jeu. La première phase consiste à poser les pingouins de chaque joueur sur le plateau de jeu. La seconde est celle qui consiste à déplacer ses pingouins pour marquer des points et mettre en difficulté ses adversaires. Enfin la dernière phase est amorsée lorsque tout les pingouins sont sur des ilots, c'est à dire que les pingouins sont isolés sur des regroupements de cases de poissons sans aucun adversaire sur le même ilot. Le but est alors de récupérer le plus de pingouin sur l'ilot.</text:p>
      <text:p text:style-name="P5"/>
      <text:p text:style-name="P5">Traitement des phases : </text:p>
      <text:p text:style-name="P5"/>
      <text:p text:style-name="P8">Phase 1, Positionnement : Chaque niveau de difficulté fonctionne de la même manière sur le positionnement des pingouins. Lors des différentes parties que nous avons réalisées entre les membres de notre équipe, mais aussi avec les Joueurs Ordinateur, nous avons contasté que le joueur commencant la partie en essayant de ramasser les cases avec le plus de poisson prenait une bonne avance pour gagner la partie. Nous avons alors décidé de positionner les pingouins des Joueurs Ordinateur dans des « zones chaudes », c'est à dire, des cases de un poisson dont la somme des poissons des cases voisines est la maximum. C'est décision permet aux différents pingouins d'être en position favorable pour récupérer des cases avec deux ou trois poissons en début de partie.</text:p>
      <text:p text:style-name="P8"/>
      <text:p text:style-name="P8">Phase 2, Jeu : Dans cette phase, le joueur facile a pour but de récupérer un maximum de poisson. Il va donc chercher dans ses coups possibles, ceux qui lui rapportent un maximum de point et en choisir un au hasard.</text:p>
      <text:p text:style-name="P8"><text:tab/><text:tab/>Le joueur intermédiaire et le joueur difficile vont avoir le même comportement. Il vont éxecuter l'algorithme du Minimax Incrémental. Le minimax incrémental utilise l'algorithme du minimax mais dans un temps donné. C'est à dire que le joueur ordinateur lance le minimax avec une profondeur de 1, si il a encore du temps, il lance le minimax avec une profondeur de 2 et ainsi de suite tant qu'il a du temps. Le résultat renvoyé est celui où le minimax avec le plus de profondeur a testé toute les possibilités. La différence entre ces deux niveaux de difficultés réside dans le fait que le joueur intermédiaire va s'éxecuter pendant une seconde tandis que le difficile s'éxecute pendant cinq secondes et que la fonction d'évaluation du difficile est plus complexe.</text:p>
      <text:p text:style-name="P8"/>
      <text:p text:style-name="P8"/>
      <text:p text:style-name="P8"/>
      <text:p text:style-name="P8"/>
      <text:p text:style-name="P8"><text:soft-page-break/>Phase 3, Parcours des ilots : Le joueur facile continu de récupérer une case avec un maximum de poisson sans se soucier de savoir si il récupère toute les cases de l'ilot.</text:p>
      <text:p text:style-name="P8"><text:tab/>Un algorithme a été développé pour l'intermédiaire et le difficile. Cette phase a été assez délicate à implémenter car il fallait trouver un algorithme qui permette de trouver le meilleur chemin sur un ilot pour récupérer tout les poissons. Tout d'abord, nous avons implémenté un algorithme parcourant tout les chemins possibles et selectionnant celui qui récupère le plus de poisson. Le problème est que le nombre de chemin possible est une donnée très importante, donc parcourir tout les chemins possibles prend un temps trop élevé pour être traité. La seconde solution développé, qui fut la bonne, consiste à réaliser un nombre élevé de parcours aléatoire et de renvoyer le parcours qui prend le plus de case. Avec un nombre de parcours de 200000 environ, on trouve généralement la solution dans un temps quasiment instantané.</text:p>
      <text:p text:style-name="P8"/>
      <text:p text:style-name="P9">II Traitement des données de tes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n </meta:initial-creator>
    <meta:creation-date>2013-06-07T13:24:45</meta:creation-date>
    <meta:generator>LibreOffice/3.5$Linux_X86_64 LibreOffice_project/350m1$Build-2</meta:generator>
    <dc:date>2013-06-07T14:53:30</dc:date>
    <dc:creator>Julien </dc:creator>
    <meta:editing-duration>PT46M44S</meta:editing-duration>
    <meta:editing-cycles>5</meta:editing-cycles>
    <meta:document-statistic meta:table-count="0" meta:image-count="0" meta:object-count="0" meta:page-count="2" meta:paragraph-count="11" meta:word-count="600" meta:character-count="3581" meta:non-whitespace-character-count="2987"/>
  </office:meta>
</office:document-meta>
</file>